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officeooo:paragraph-rsid="000630ed"/>
    </style:style>
    <style:style style:name="P2" style:family="paragraph" style:parent-style-name="Standard" style:list-style-name="L1">
      <style:text-properties fo:language="en" fo:country="US" officeooo:paragraph-rsid="00093741"/>
    </style:style>
    <style:style style:name="P3" style:family="paragraph" style:parent-style-name="Standard">
      <style:text-properties fo:language="en" fo:country="US" officeooo:paragraph-rsid="00093741"/>
    </style:style>
    <style:style style:name="P4" style:family="paragraph" style:parent-style-name="Standard">
      <style:text-properties fo:language="en" fo:country="US" officeooo:paragraph-rsid="000e87ca"/>
    </style:style>
    <style:style style:name="P5" style:family="paragraph" style:parent-style-name="Standard">
      <style:text-properties officeooo:paragraph-rsid="0012c3f4"/>
    </style:style>
    <style:style style:name="P6" style:family="paragraph" style:parent-style-name="Text_20_body">
      <style:text-properties officeooo:paragraph-rsid="000abdf8"/>
    </style:style>
    <style:style style:name="P7" style:family="paragraph" style:parent-style-name="Text_20_body">
      <style:text-properties officeooo:paragraph-rsid="000ba586"/>
    </style:style>
    <style:style style:name="P8" style:family="paragraph" style:parent-style-name="Text_20_body" style:list-style-name="L3">
      <style:text-properties officeooo:paragraph-rsid="000ba586"/>
    </style:style>
    <style:style style:name="P9" style:family="paragraph" style:parent-style-name="Text_20_body">
      <style:text-properties officeooo:paragraph-rsid="000e87ca"/>
    </style:style>
    <style:style style:name="P10" style:family="paragraph" style:parent-style-name="Text_20_body">
      <style:text-properties officeooo:paragraph-rsid="000e8eaa"/>
    </style:style>
    <style:style style:name="P11" style:family="paragraph" style:parent-style-name="Text_20_body">
      <style:text-properties officeooo:paragraph-rsid="000fc922"/>
    </style:style>
    <style:style style:name="P12" style:family="paragraph" style:parent-style-name="Text_20_body">
      <style:text-properties officeooo:paragraph-rsid="000fe39c"/>
    </style:style>
    <style:style style:name="P13" style:family="paragraph" style:parent-style-name="Code">
      <style:text-properties officeooo:paragraph-rsid="000ba586"/>
    </style:style>
    <style:style style:name="P14" style:family="paragraph" style:parent-style-name="Code">
      <style:text-properties officeooo:paragraph-rsid="0012c3f4"/>
    </style:style>
    <style:style style:name="P15" style:family="paragraph" style:parent-style-name="Heading_20_1">
      <style:paragraph-properties fo:break-before="page"/>
      <style:text-properties fo:language="en" fo:country="US"/>
    </style:style>
    <style:style style:name="P16" style:family="paragraph" style:parent-style-name="Heading_20_2">
      <style:text-properties officeooo:paragraph-rsid="000e87ca"/>
    </style:style>
    <style:style style:name="P17" style:family="paragraph" style:parent-style-name="Heading_20_2">
      <style:text-properties officeooo:paragraph-rsid="000fc922"/>
    </style:style>
    <style:style style:name="T1" style:family="text">
      <style:text-properties officeooo:rsid="000630ed"/>
    </style:style>
    <style:style style:name="T2" style:family="text">
      <style:text-properties officeooo:rsid="0007e896"/>
    </style:style>
    <style:style style:name="T3" style:family="text">
      <style:text-properties officeooo:rsid="00093741"/>
    </style:style>
    <style:style style:name="T4" style:family="text">
      <style:text-properties officeooo:rsid="0009eb49"/>
    </style:style>
    <style:style style:name="T5" style:family="text">
      <style:text-properties officeooo:rsid="000abdf8"/>
    </style:style>
    <style:style style:name="T6" style:family="text">
      <style:text-properties officeooo:rsid="000ba586"/>
    </style:style>
    <style:style style:name="T7" style:family="text">
      <style:text-properties officeooo:rsid="000d9c80"/>
    </style:style>
    <style:style style:name="T8" style:family="text">
      <style:text-properties officeooo:rsid="000e7ee1"/>
    </style:style>
    <style:style style:name="T9" style:family="text">
      <style:text-properties officeooo:rsid="000e87ca"/>
    </style:style>
    <style:style style:name="T10" style:family="text">
      <style:text-properties officeooo:rsid="000e8eaa"/>
    </style:style>
    <style:style style:name="T11" style:family="text">
      <style:text-properties officeooo:rsid="000fc922"/>
    </style:style>
    <style:style style:name="T12" style:family="text">
      <style:text-properties officeooo:rsid="000fe39c"/>
    </style:style>
    <style:style style:name="T13" style:family="text">
      <style:text-properties officeooo:rsid="0010fbd2"/>
    </style:style>
    <style:style style:name="T14" style:family="text">
      <style:text-properties officeooo:rsid="0012c3f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AMONE</text:span></text:p>
      <text:p text:style-name="P1"><text:span text:style-name="T1">A Web and REST API Client for C#</text:span></text:p>
      <text:p text:style-name="P4"><text:span text:style-name="T9">Jørn Wildt 2012</text:span></text:p>
      <text:p text:style-name="P1"><text:span text:style-name="T1"/></text:p>
      <text:h text:style-name="P15" text:outline-level="1"><text:span text:style-name="T2">Introduction</text:span></text:h>
      <text:p text:style-name="P3"><text:span text:style-name="T2">Ramone is a C\# client side library that simplifies access to HTTP based Web API s and REST services. It has a strong focus on REST and implements elements of the Uniform Interface as first class citizens of the API.</text:span></text:p>
      <text:p text:style-name="P3"><text:span text:style-name="T2">This means natural support for</text:span></text:p>
      <text:list xml:id="list36560129" text:style-name="L1">
        <text:list-item>
          <text:p text:style-name="P2"><text:span text:style-name="T3">URIs as identifiers for resources.</text:span></text:p>
        </text:list-item>
        <text:list-item>
          <text:p text:style-name="P2"><text:span text:style-name="T3">The standard HTTP methods GET, POST, PUT and more.</text:span></text:p>
        </text:list-item>
        <text:list-item>
          <text:p text:style-name="P2"><text:span text:style-name="T3">Multiple media types (XML, JSON, HTML, ATOM and more).</text:span></text:p>
        </text:list-item>
        <text:list-item>
          <text:p text:style-name="P2"><text:span text:style-name="T3">User defined media types.</text:span></text:p>
        </text:list-item>
        <text:list-item>
          <text:p text:style-name="P2"><text:span text:style-name="T3">Hyper media controls (linking and key/value forms).</text:span></text:p>
        </text:list-item>
      </text:list>
      <text:p text:style-name="P3"><text:span text:style-name="T3">What Ramone does is to wrap the inner workings of HTTP (using .NET's HttpWebRequest/HttpWebResponse classes) and make encoding and decoding easier through the use of codecs for the various formats used on the web.</text:span></text:p>
      <text:p text:style-name="P3"><text:span text:style-name="T3">Ramone supports plain XML, JSON, and Atom out of the box, but where it really excels is when it comes to working with user defined objects, domain specific media types and hyper media elements.</text:span></text:p>
      <text:h text:style-name="Heading_20_1" text:outline-level="1"><text:span text:style-name="T4">Basic operations</text:span></text:h>
      <text:h text:style-name="Heading_20_2" text:outline-level="2"><text:span text:style-name="T5">The very first GET of a </text:span><text:span text:style-name="T9">resource</text:span></text:h>
      <text:p text:style-name="P6"><text:span text:style-name="T5">The simplest possible operation we can do with Ramone is a GET of a resource from a well known URL and then decode that resource into a client side object.</text:span></text:p>
      <text:p text:style-name="P6"><text:span text:style-name="T5">As an example we can GET the Twitter time line for user JornWildt (see the Twitter specification at </text:span><text:a xlink:type="simple" xlink:href="https://dev.twitter.com/docs/api/1/get/statuses/user"><text:span text:style-name="T5">https://dev.twitter.com/docs/api/1/get/statuses/user</text:span></text:a><text:span text:style-name="T5">\_timeline):</text:span></text:p>
      <text:p text:style-name="P6"><text:span text:style-name="T5"/></text:p>
      <text:p text:style-name="P13"><text:span text:style-name="T6">// Fixed URL to timeline of JornWildt</text:span></text:p>
      <text:p text:style-name="P13"><text:span text:style-name="T6">string url = "/1/statuses/user_timeline.json?screen_name=JornWildt";</text:span></text:p>
      <text:p text:style-name="P13"><text:span text:style-name="T6"/></text:p>
      <text:p text:style-name="P13"><text:span text:style-name="T6">// All interaction with Ramone goes through a session</text:span></text:p>
      <text:p text:style-name="P13"><text:span text:style-name="T6">ISession session</text:span></text:p>
      <text:p text:style-name="P13"><text:span text:style-name="T6"><text:s text:c="2"/>= RamoneConfiguration.NewSession(new Uri("https://api.twitter.com"));</text:span></text:p>
      <text:p text:style-name="P13"><text:span text:style-name="T6"/></text:p>
      <text:p text:style-name="P13"><text:span text:style-name="T6">// Create a Ramone request by binding </text:span><text:span text:style-name="T9">URL </text:span><text:span text:style-name="T7">to session</text:span></text:p>
      <text:p text:style-name="P13"><text:span text:style-name="T6">Request request = session.Bind(url);</text:span></text:p>
      <text:p text:style-name="P13"><text:span text:style-name="T6"/></text:p>
      <text:p text:style-name="P13"><text:span text:style-name="T6">// GET response from Twitter</text:span></text:p>
      <text:p text:style-name="P13"><text:span text:style-name="T6">Response response = request.Get();</text:span></text:p>
      <text:p text:style-name="P13"><text:span text:style-name="T6"/></text:p>
      <text:p text:style-name="P13"><text:span text:style-name="T6">// Extract payload as a C# dynamic created from the JSON response</text:span></text:p>
      <text:p text:style-name="P13"><text:span text:style-name="T6">dynamic timeline = response.Body;</text:span></text:p>
      <text:p text:style-name="P13"><text:span text:style-name="T6"/></text:p>
      <text:p text:style-name="P13"><text:span text:style-name="T6">// Write response to console ...</text:span></text:p>
      <text:p text:style-name="P13"><text:span text:style-name="T6">Console.WriteLine("This is the timeline for JornWildt:");</text:span></text:p>
      <text:p text:style-name="P13"><text:span text:style-name="T6">foreach (dynamic tweet in timeline)</text:span></text:p>
      <text:p text:style-name="P13"><text:span text:style-name="T6"><text:s text:c="2"/>Console.WriteLine("* {0}.", tweet.text);</text:span></text:p>
      <text:p text:style-name="Text_20_body"><text:span text:style-name="T6"/></text:p>
      <text:p text:style-name="P7"><text:span text:style-name="T6">Lets go through that code step by step and see what is going on:</text:span></text:p>
      <text:list xml:id="list37371782" text:style-name="L3">
        <text:list-item>
          <text:p text:style-name="P8"><text:span text:style-name="T6">The first step creates a session. Sessions are containers for things like authorization, base URL and cookies and must always be referenced somehow when creating a new request.</text:span></text:p>
        </text:list-item>
        <text:list-item>
          <text:p text:style-name="P8"><text:span text:style-name="T6">The next step binds the Twitter URL to the session and creates a request.</text:span></text:p>
        </text:list-item>
        <text:list-item>
          <text:p text:style-name="P8"><text:span text:style-name="T6">Then the request is activated by calling one of the HTTP methods</text:span><text:span text:style-name="T7"> – </text:span><text:span text:style-name="T6">in this case GET.</text:span></text:p>
        </text:list-item>
        <text:list-item>
          <text:p text:style-name="P8"><text:span text:style-name="T6">Ramone takes care of content negotiation –</text:span><text:span text:style-name="T9"> </text:span><text:span text:style-name="T6">but in this case it is not really needed since Twitter always returns application/json.</text:span></text:p>
        </text:list-item>
        <text:list-item>
          <text:p text:style-name="P8"><text:span text:style-name="T6">Ramone decodes application/json using one of a set of predefined codecs. In this case it returns a C# dynamic which reflects the JSON response.</text:span></text:p>
        </text:list-item>
        <text:list-item>
          <text:p text:style-name="P8"><text:span text:style-name="T6">At last the returned tweets are printed.</text:span></text:p>
        </text:list-item>
      </text:list>
      <text:h text:style-name="P16" text:outline-level="2"><text:span text:style-name="T9">Sessions, Services and Configuration</text:span></text:h>
      <text:p text:style-name="P9"><text:span text:style-name="T9">The context for any request in Ramone is a </text:span><text:span text:style-name="T10">s</text:span><text:span text:style-name="T9">ession – a placeholder for </text:span><text:span text:style-name="T10">a base URL, </text:span><text:span text:style-name="T9">cookies, authorization, default encoding and media types and much more. The defaults for these values are stored in the static class </text:span><text:span text:style-name="InlineCode"><text:span text:style-name="T9">RamoneConfiguration</text:span></text:span> <text:span text:style-name="T9">and </text:span><text:span text:style-name="T10">from this it is possible to get a new session by calling </text:span><text:span text:style-name="InlineCode"><text:span text:style-name="T10">NewSession(baseUrl)</text:span></text:span><text:span text:style-name="T10">.</text:span></text:p>
      <text:p text:style-name="Text_20_body"><text:span text:style-name="T10">In some case it may be necessary to work with multiple web APIs at the same time – for instance when mashing up two sets of data. In this case it may not be desirable with a global settings class </text:span><text:soft-page-break/><text:span text:style-name="T10">since each of the web APIs might easily have different requirements. For this reason Ramone introduces the concept of a “service” </text:span><text:span text:style-name="T11">which stores pretty much the same as the configuration class but inside an instance class instead of a static class.</text:span></text:p>
      <text:h text:style-name="P17" text:outline-level="2"><text:span text:style-name="T11">Different HTTP verbs</text:span></text:h>
      <text:p text:style-name="P11"><text:span text:style-name="T14">Most </text:span><text:span text:style-name="T11">the standard verbs exists as methods on a Ramone request – you can GET, POST, DELETE, PUT and so on directly from the request object.</text:span></text:p>
      <text:p text:style-name="P12"><text:span text:style-name="T12">Here is an example where some kind of new “item” is POSTed to a resource:<text:line-break/></text:span></text:p>
      <text:p text:style-name="Code"><text:span text:style-name="T12">// Fixed URL to resource</text:span></text:p>
      <text:p text:style-name="Code"><text:span text:style-name="T12">string url = "...";</text:span></text:p>
      <text:p text:style-name="Code"><text:span text:style-name="T12"/></text:p>
      <text:p text:style-name="Code"><text:span text:style-name="T12">// All interaction with Ramone goes through a session</text:span></text:p>
      <text:p text:style-name="Code"><text:span text:style-name="T12">ISession session</text:span></text:p>
      <text:p text:style-name="Code"><text:span text:style-name="T12"><text:s text:c="2"/>= RamoneConfiguration.NewSession(new Uri("https://example.com"));</text:span></text:p>
      <text:p text:style-name="Code"><text:span text:style-name="T12"/></text:p>
      <text:p text:style-name="Code"><text:span text:style-name="T12">// Create a Ramone request by binding URL to session</text:span></text:p>
      <text:p text:style-name="Code"><text:span text:style-name="T12">Request request = session.Bind(url);</text:span></text:p>
      <text:p text:style-name="Code"><text:span text:style-name="T12"/></text:p>
      <text:p text:style-name="Code"><text:span text:style-name="T12">// Create POST payload as anonymous object</text:span></text:p>
      <text:p text:style-name="Code"><text:span text:style-name="T12">var payload = new</text:span></text:p>
      <text:p text:style-name="Code"><text:span text:style-name="T12">{</text:span></text:p>
      <text:p text:style-name="Code"><text:span text:style-name="T12"><text:s text:c="2"/>Title = "A new item",</text:span></text:p>
      <text:p text:style-name="Code"><text:span text:style-name="T12"><text:s text:c="2"/>Description = "Description of item."</text:span></text:p>
      <text:p text:style-name="Code"><text:span text:style-name="T12">};</text:span></text:p>
      <text:p text:style-name="Code"><text:span text:style-name="T12"/></text:p>
      <text:p text:style-name="Code"><text:span text:style-name="T12">// POST data</text:span></text:p>
      <text:p text:style-name="Code"><text:span text:style-name="T12">Response response = request.Post(payload);</text:span></text:p>
      <text:p text:style-name="P5"><text:span text:style-name="T14">Any other HTTP verb can be issued with </text:span><text:span text:style-name="InlineCode"><text:span text:style-name="T14">Execute(...)</text:span></text:span><text:span text:style-name="T14"> as here:<text:line-break/></text:span></text:p>
      <text:p text:style-name="P14"><text:span text:style-name="T14">Response response = request.Execute("OtherMethod", payload);</text:span></text:p>
      <text:h text:style-name="P17" text:outline-level="2"><text:span text:style-name="T11">Serialization and media types</text:span></text:h>
      <text:p text:style-name="P11"><text:span text:style-name="T11"/></text:p>
      <text:p text:style-name="P10"><text:span text:style-name="T10"/></text:p>
      <text:p text:style-name="P9"><text:span text:style-name="T9"/></text:p>
      <text:p text:style-name="P9"><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cm" fo:margin-bottom="0cm" style:contextual-spacing="false"/>
    </style:style>
    <style:style style:name="Heading" style:family="paragraph" style:parent-style-name="Standard" style:next-style-name="Text_20_body" style:class="text" style:master-page-name="">
      <style:paragraph-properties fo:margin-top="0.423cm" fo:margin-bottom="0.212cm" style:contextual-spacing="false" style:page-number="auto" fo:break-before="pag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fo:margin="100%" fo:margin-left="0.6cm" fo:margin-right="0cm" fo:margin-top="0cm" fo:margin-bottom="0cm" style:contextual-spacing="false" fo:keep-together="always" fo:text-indent="0cm" style:auto-text-indent="false" style:page-number="auto" fo:keep-with-next="always"/>
      <style:text-properties style:font-name="Courier New" fo:font-size="10pt" fo:language="zxx" fo:country="none" style:font-size-asian="10.5pt"/>
    </style:style>
    <style:style style:name="Text_20_body_20_indent" style:display-name="Text body indent" style:family="paragraph" style:parent-style-name="Text_20_body" style:class="text">
      <style:paragraph-properties fo:margin="100%" fo:margin-left="0.499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lineCode" style:family="text">
      <style:text-properties style:font-name="Courier New" fo:font-size="11pt" fo:language="zxx" fo:country="none" style:font-size-asian="10.5pt"/>
    </style:style>
    <style:style style:name="Endnote_20_Symbol" style:display-name="Endnote Symbol" style:family="text"/>
    <style:style style:name="Source_20_Text" style:display-name="Source Text" style:family="text">
      <style:text-properties style:font-name="Courier New1" style:font-name-asian="NSimSun"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2T16:36:24.90</meta:creation-date>
    <dc:date>2012-09-18T06:24:48.89</dc:date>
    <meta:editing-duration>P5DT13H46M9S</meta:editing-duration>
    <meta:editing-cycles>12</meta:editing-cycles>
    <meta:generator>LibreOffice/3.6$Windows_x86 LibreOffice_project/e29a214-2bbed72-0621de6-a97528c-8f066d</meta:generator>
    <meta:document-statistic meta:table-count="0" meta:image-count="0" meta:object-count="0" meta:page-count="4" meta:paragraph-count="63" meta:word-count="707" meta:character-count="4299" meta:non-whitespace-character-count="3654"/>
  </office:meta>
</office:document-meta>
</file>